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justify" fo:margin-left="0.25in">
        <style:tab-stops/>
      </style:paragraph-properties>
    </style:style>
    <style:style style:name="T2" style:parent-style-name="Fuentedepárrafopredeter." style:family="text">
      <style:text-properties style:font-name="Arial"/>
    </style:style>
    <style:style style:name="T3" style:parent-style-name="Fuentedepárrafopredeter." style:family="text">
      <style:text-properties style:font-name="Arial"/>
    </style:style>
    <style:style style:name="T4" style:parent-style-name="Fuentedepárrafopredeter." style:family="text">
      <style:text-properties style:font-name="Arial"/>
    </style:style>
    <style:style style:name="T5" style:parent-style-name="Fuentedepárrafopredeter." style:family="text">
      <style:text-properties style:font-name="Arial" fo:background-color="#FFFF00"/>
    </style:style>
    <style:style style:name="T6" style:parent-style-name="Fuentedepárrafopredeter." style:family="text">
      <style:text-properties style:font-name="Arial"/>
    </style:style>
    <style:style style:name="T7" style:parent-style-name="Fuentedepárrafopredeter." style:family="text">
      <style:text-properties style:font-name="Arial" fo:background-color="#FFFF00"/>
    </style:style>
    <style:style style:name="T8" style:parent-style-name="Fuentedepárrafopredeter." style:family="text">
      <style:text-properties style:font-name="Arial"/>
    </style:style>
    <style:style style:name="T9" style:parent-style-name="Fuentedepárrafopredeter." style:family="text">
      <style:text-properties style:font-name="Arial" fo:background-color="#FFFF00"/>
    </style:style>
    <style:style style:name="T10" style:parent-style-name="Fuentedepárrafopredeter." style:family="text">
      <style:text-properties style:font-name="Arial"/>
    </style:style>
    <style:style style:name="T11" style:parent-style-name="Fuentedepárrafopredeter." style:family="text">
      <style:text-properties style:font-name="Arial"/>
    </style:style>
    <style:style style:name="T12" style:parent-style-name="Fuentedepárrafopredeter." style:family="text">
      <style:text-properties style:font-name="Arial" fo:background-color="#FFFF00"/>
    </style:style>
    <style:style style:name="T13" style:parent-style-name="Fuentedepárrafopredeter." style:family="text">
      <style:text-properties style:font-name="Arial"/>
    </style:style>
    <style:style style:name="T14" style:parent-style-name="Fuentedepárrafopredeter." style:family="text">
      <style:text-properties style:font-name="Arial" fo:background-color="#FFFF00"/>
    </style:style>
    <style:style style:name="T15" style:parent-style-name="Fuentedepárrafopredeter." style:family="text">
      <style:text-properties style:font-name="Arial"/>
    </style:style>
    <style:style style:name="P1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1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1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1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2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4" style:parent-style-name="Standard" style:family="paragraph">
      <style:text-properties style:font-name="Arial"/>
    </style:style>
    <style:style style:name="T45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<text:span text:style-name="T2">Una cadena de<text:s/></text:span><text:span text:style-name="T3">pizzerías</text:span><text:span text:style-name="T4"><text:s/>posee una central de llamadas que distribuye todos los<text:s/></text:span><text:span text:style-name="T5">pedidos</text:span><text:span text:style-name="T6"><text:s/>que realizan los<text:s/></text:span><text:span text:style-name="T7">clientes</text:span><text:span text:style-name="T8"><text:s/>a las diferentes<text:s/></text:span><text:span text:style-name="T9">sucursales</text:span><text:span text:style-name="T10">. Cada sucursal se encarga de los pedidos<text:s/></text:span><text:span text:style-name="T11">que se realizan desde una<text:s/></text:span><text:span text:style-name="T12">zona</text:span><text:span text:style-name="T13">, que abarcará uno o varios<text:s/></text:span><text:span text:style-name="T14">códigos postales</text:span><text:span text:style-name="T15"><text:s/>de la ciudad.</text:span></text:p>
      <text:p text:style-name="P16"/>
      <text:p text:style-name="P17">El proceso que se produce es el siguiente: un cliente realiza una llamada a la central de pedidos, se le solicita su número de teléfono y se le localiza en la base de<text:s/>datos si es que ha llamado con anterioridad, en caso contrario se introducen sus datos (Nombre, Apellidos, Dirección, Código Postal y Teléfono de Contacto)</text:p>
      <text:p text:style-name="P18"/>
      <text:p text:style-name="P19">Seguidamente se localiza la zona, se le solicita cual es el pedido que va a realizar, se controla<text:s/>si existe alguna oferta para esos artículos y se le envía el pedido. Se considerará que un cliente realiza un pedido por cada llamada, que una calle pertenece únicamente a un código postal y este último a una zona. Cada zona posee varios repartidores.</text:p>
      <text:p text:style-name="P20"/>
      <text:p text:style-name="P21">Por<text:s/>otro lado un artículo puede estar o no en oferta, además un mismo artículo puede tener varias ofertas en un mismo periodo. Las ofertas pueden incluir varios artículos y tienen un periodo de validez. El periodo de validez puede tener una fecha inicial y otra final o bien la oferta puede ser aplicable determinados días de la semana.</text:p>
      <text:p text:style-name="P22"/>
      <text:p text:style-name="P23">En el caso de las pizzas, se venden con distintos tamaños (mediana, grande y familiar) y varios tipos de masa. Además, se desea almacenar los ingredientes que componen cada una<text:s/>de ellas.</text:p>
      <text:p text:style-name="P24"/>
      <text:p text:style-name="P25">El cliente también puede incluir en el pedido una pizza a su gusto, cuyo precio dependerá del número de ingredientes y del coste de los mismos, que puede ser bajo, medio o alto. La aplicación calculará el coste de las pizzas “personalizadas”.</text:p>
      <text:p text:style-name="P26"/>
      <text:p text:style-name="P27">Un pedido puede estar compuesto de varios artículos y ofertas. Se desea guardar información histórica de los pedidos realizados por cada cliente, así como del trabajo de los repartidores.</text:p>
      <text:p text:style-name="P28"/>
      <text:p text:style-name="P29">Los pedidos también pueden hacerse a través de una página web, previo registro por parte del cliente (se almacenará un nombre de usuario y una contraseña además de los datos de los clientes por teléfono). La base de datos almacenará temporalmente la información del carrito de la compra de cada cliente, que finalmente podrá<text:s/>transformarse en un pedido o cancelarse. Algunas ofertas solo estarán disponibles para los pedidos realizados a través de la web.</text:p>
      <text:p text:style-name="P30"/>
      <text:p text:style-name="P31">El sistema también debe permitir obtener información sobre las ventas de cada sucursal.</text:p>
      <text:p text:style-name="P32"/>
      <text:p text:style-name="P33">Algunas de las informaciones que se<text:s/>necesita almacenar son las siguientes:</text:p>
      <text:p text:style-name="P34"/>
      <text:p text:style-name="P35">De los productos: Código, Descripción y Precio.</text:p>
      <text:p text:style-name="P36"/>
      <text:p text:style-name="P37">De las ofertas: Código de la oferta, artículos relacionados y periodo de validez.</text:p>
      <text:p text:style-name="P38"/>
      <text:p text:style-name="P39">De los pedidos: Código de pedido, fecha y hora y artículos solicitados junto a la<text:s/>cantidad de los mismos.</text:p>
      <text:p text:style-name="P40"/>
      <text:p text:style-name="P41">De las sucursales: Código, nombre y código postal, localidad y provincia.</text:p>
      <text:p text:style-name="P42"/>
      <text:p text:style-name="P43">De los repartidores: Nombre, apellidos y sucursal con la que trabaja.</text:p>
      <text:p text:style-name="P44"/>
      <text:p text:style-name="Standard"><text:span text:style-name="T45">Realiza el diseño de la base de datos necesaria y pásala a 3ª forma norm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a cadena de restaurantes de venta a domicilio posee una central de llamadas que distribuye todos los pedidos que realizan lo</dc:title>
    <meta:initial-creator>Asunción López</meta:initial-creator>
    <dc:creator> </dc:creator>
    <meta:creation-date>2006-10-16T10:23:00Z</meta:creation-date>
    <dc:date>2018-10-23T10:46:00Z</dc:date>
    <meta:template xlink:href="Normal" xlink:type="simple"/>
    <meta:editing-cycles>6</meta:editing-cycles>
    <meta:editing-duration>PT187612200S</meta:editing-duration>
    <meta:document-statistic meta:page-count="1" meta:paragraph-count="5" meta:word-count="459" meta:character-count="2983" meta:row-count="21" meta:non-whitespace-character-count="2529"/>
  </office:meta>
</office:document-meta>
</file>